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,547,690,759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,528,242,026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,426,651,768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,377,495,054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,343,007,845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,328,157,608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,060,226,125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,065,826,669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969,936,525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847,397,850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967,199,594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,033,561,654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,016,418,229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919,103,254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839,319,927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705,704,816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697,518,248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622,262,057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614,879,764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622,985,493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608,369,282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562,958,836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503,068,472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3:57:14.004104284</dc:date>
    <meta:editing-duration>PT5H49M18S</meta:editing-duration>
    <meta:editing-cycles>150</meta:editing-cycles>
    <meta:generator>LibreOffice/7.2.6.2$Linux_X86_64 LibreOffice_project/20$Build-2</meta:generator>
    <meta:document-statistic meta:table-count="1" meta:cell-count="48" meta:object-count="0"/>
  </office:meta>
</office:document-meta>
</file>